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3332" officeooo:paragraph-rsid="000c3332"/>
    </style:style>
    <style:style style:name="P2" style:family="paragraph" style:parent-style-name="Standard">
      <style:text-properties officeooo:rsid="000c3332" officeooo:paragraph-rsid="000df8f2"/>
    </style:style>
    <style:style style:name="P3" style:family="paragraph" style:parent-style-name="Standard">
      <style:text-properties officeooo:rsid="000c3332" officeooo:paragraph-rsid="000f3e31"/>
    </style:style>
    <style:style style:name="P4" style:family="paragraph" style:parent-style-name="Standard">
      <style:text-properties officeooo:rsid="000c3332" officeooo:paragraph-rsid="000f9372"/>
    </style:style>
    <style:style style:name="P5" style:family="paragraph" style:parent-style-name="Standard">
      <style:text-properties officeooo:rsid="000c3332" officeooo:paragraph-rsid="000fdbcf"/>
    </style:style>
    <style:style style:name="P6" style:family="paragraph" style:parent-style-name="Standard">
      <style:text-properties officeooo:rsid="000c3332" officeooo:paragraph-rsid="00105388"/>
    </style:style>
    <style:style style:name="P7" style:family="paragraph" style:parent-style-name="Standard">
      <style:text-properties officeooo:rsid="000c3332" officeooo:paragraph-rsid="0012f28a"/>
    </style:style>
    <style:style style:name="P8" style:family="paragraph" style:parent-style-name="Standard">
      <style:paragraph-properties fo:text-align="start" style:justify-single-word="false"/>
      <style:text-properties officeooo:rsid="000c3332" officeooo:paragraph-rsid="00105388"/>
    </style:style>
    <style:style style:name="P9" style:family="paragraph" style:parent-style-name="Standard">
      <style:paragraph-properties fo:text-align="center" style:justify-single-word="false"/>
      <style:text-properties officeooo:rsid="000df8f2" officeooo:paragraph-rsid="000df8f2"/>
    </style:style>
    <style:style style:name="P10" style:family="paragraph" style:parent-style-name="Standard">
      <style:text-properties fo:font-style="italic" officeooo:rsid="000f9372" officeooo:paragraph-rsid="000f9372" style:font-style-asian="italic" style:font-style-complex="italic"/>
    </style:style>
    <style:style style:name="P11" style:family="paragraph" style:parent-style-name="Standard">
      <style:text-properties officeooo:rsid="00102b34" officeooo:paragraph-rsid="00102b34"/>
    </style:style>
    <style:style style:name="P12" style:family="paragraph" style:parent-style-name="Standard">
      <style:text-properties officeooo:rsid="00102b34" officeooo:paragraph-rsid="00105388"/>
    </style:style>
    <style:style style:name="P13" style:family="paragraph" style:parent-style-name="Standard">
      <style:text-properties officeooo:rsid="00105388" officeooo:paragraph-rsid="0016430b"/>
    </style:style>
    <style:style style:name="P14" style:family="paragraph" style:parent-style-name="Standard">
      <style:text-properties officeooo:rsid="0012f28a" officeooo:paragraph-rsid="0012f28a"/>
    </style:style>
    <style:style style:name="P15" style:family="paragraph" style:parent-style-name="Standard">
      <style:text-properties officeooo:rsid="0012f28a" officeooo:paragraph-rsid="0016430b"/>
    </style:style>
    <style:style style:name="P16" style:family="paragraph" style:parent-style-name="Standard">
      <style:text-properties officeooo:rsid="0016ed96" officeooo:paragraph-rsid="0016ed96"/>
    </style:style>
    <style:style style:name="P17" style:family="paragraph" style:parent-style-name="Standard">
      <style:text-properties officeooo:rsid="0016ed96" officeooo:paragraph-rsid="0017fe3d"/>
    </style:style>
    <style:style style:name="P18" style:family="paragraph" style:parent-style-name="Standard">
      <style:text-properties officeooo:rsid="0016ed96" officeooo:paragraph-rsid="001905fd"/>
    </style:style>
    <style:style style:name="P19" style:family="paragraph" style:parent-style-name="Standard">
      <style:text-properties officeooo:rsid="0017fe3d" officeooo:paragraph-rsid="0017fe3d"/>
    </style:style>
    <style:style style:name="P20" style:family="paragraph" style:parent-style-name="Standard">
      <style:text-properties officeooo:rsid="0017fe3d" officeooo:paragraph-rsid="0019af82"/>
    </style:style>
    <style:style style:name="P21" style:family="paragraph" style:parent-style-name="Standard">
      <style:text-properties officeooo:rsid="0019af82" officeooo:paragraph-rsid="0019af82"/>
    </style:style>
    <style:style style:name="T1" style:family="text">
      <style:text-properties officeooo:rsid="000c3332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df8f2"/>
    </style:style>
    <style:style style:name="T4" style:family="text">
      <style:text-properties style:text-position="sub 58%" officeooo:rsid="000f3e31"/>
    </style:style>
    <style:style style:name="T5" style:family="text">
      <style:text-properties style:text-position="sub 58%" officeooo:rsid="000f9372"/>
    </style:style>
    <style:style style:name="T6" style:family="text">
      <style:text-properties style:text-position="sub 58%" officeooo:rsid="00105388"/>
    </style:style>
    <style:style style:name="T7" style:family="text">
      <style:text-properties style:text-position="sub 58%" officeooo:rsid="0019af82"/>
    </style:style>
    <style:style style:name="T8" style:family="text">
      <style:text-properties officeooo:rsid="000df8f2"/>
    </style:style>
    <style:style style:name="T9" style:family="text">
      <style:text-properties officeooo:rsid="000f3e31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f3e31"/>
    </style:style>
    <style:style style:name="T12" style:family="text">
      <style:text-properties style:text-position="0% 100%" officeooo:rsid="000df8f2"/>
    </style:style>
    <style:style style:name="T13" style:family="text">
      <style:text-properties style:text-position="0% 100%" officeooo:rsid="00105388"/>
    </style:style>
    <style:style style:name="T14" style:family="text">
      <style:text-properties style:text-position="0% 100%" officeooo:rsid="0014f077"/>
    </style:style>
    <style:style style:name="T15" style:family="text">
      <style:text-properties style:text-position="0% 100%" officeooo:rsid="000c3332"/>
    </style:style>
    <style:style style:name="T16" style:family="text">
      <style:text-properties style:text-position="0% 100%" officeooo:rsid="0019af82"/>
    </style:style>
    <style:style style:name="T17" style:family="text">
      <style:text-properties officeooo:rsid="000f9372"/>
    </style:style>
    <style:style style:name="T18" style:family="text">
      <style:text-properties officeooo:rsid="000fdbcf"/>
    </style:style>
    <style:style style:name="T19" style:family="text">
      <style:text-properties officeooo:rsid="00105388"/>
    </style:style>
    <style:style style:name="T20" style:family="text">
      <style:text-properties officeooo:rsid="0013666d"/>
    </style:style>
    <style:style style:name="T21" style:family="text">
      <style:text-properties officeooo:rsid="0014f077"/>
    </style:style>
    <style:style style:name="T22" style:family="text">
      <style:text-properties officeooo:rsid="0016430b"/>
    </style:style>
    <style:style style:name="T23" style:family="text">
      <style:text-properties officeooo:rsid="0017fe3d"/>
    </style:style>
    <style:style style:name="T24" style:family="text">
      <style:text-properties officeooo:rsid="001905fd"/>
    </style:style>
    <style:style style:name="T25" style:family="text">
      <style:text-properties officeooo:rsid="0019af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<text:span text:style-name="T22">Paths as</text:span> Sub-Types</text:p>
      <text:p text:style-name="P9">by Sven Nilsen, 2019</text:p>
      <text:p text:style-name="P1"/>
      <text:p text:style-name="P10">In this paper I <text:span text:style-name="T18">introduce an interpretation of probabilistic paths as sub-types</text:span>.</text:p>
      <text:p text:style-name="P21"/>
      <text:p text:style-name="P11">The major result of this paper is the following <text:span text:style-name="T24">statement</text:span>:</text:p>
      <text:p text:style-name="P12"/>
      <text:p text:style-name="P8"><text:tab/><text:tab/><text:tab/><text:span text:style-name="T21">(</text:span>[<text:span text:style-name="T9">g</text:span><text:span text:style-name="T4">i</text:span>]<text:span text:style-name="T3">p</text:span> <text:span text:style-name="T9">b</text:span><text:span text:style-name="T4">i </text:span><text:span text:style-name="T9">= p</text:span><text:span text:style-name="T4">ib</text:span><text:span text:style-name="T14">)</text:span> ∧ [<text:span text:style-name="T9">f</text:span>]<text:span text:style-name="T2">p</text:span> <text:span text:style-name="T19">[g</text:span><text:span text:style-name="T6">n</text:span><text:span text:style-name="T19">] a</text:span> <text:tab/>=<text:tab/><text:span text:style-name="T8">f[g</text:span><text:span text:style-name="T3">i→n</text:span><text:span text:style-name="T8">]</text:span><text:span text:style-name="T3">p</text:span><text:span text:style-name="T8">(b</text:span><text:span text:style-name="T3">i</text:span><text:span text:style-name="T12"> </text:span><text:span text:style-name="T11">+</text:span><text:span text:style-name="T13">+</text:span><text:span text:style-name="T8"> a, p</text:span><text:span text:style-name="T3">i</text:span><text:span text:style-name="T4">b</text:span><text:span text:style-name="T8">)</text:span></text:p>
      <text:p text:style-name="P7"/>
      <text:p text:style-name="P13">With other words, <text:span text:style-name="T22">a sub-set of</text:span> truth value<text:span text:style-name="T22">s</text:span> of a probabilistic sub-type is defined by a probabilistic path.</text:p>
      <text:p text:style-name="P15">Here, equality is defined as <text:span text:style-name="T21">the</text:span> truth value, <text:span text:style-name="T21">ignoring the input variable (See “Truth Values of Sub-types” for more detail)</text:span>. <text:span text:style-name="T24">The operator`++` is `concat`. The statement uses Nilsen-Cartesian product notation which is common notation in asymmetric path semantics.</text:span></text:p>
      <text:p text:style-name="P5"/>
      <text:p text:style-name="P14">Starting from simple rules, one can generalize step by step:</text:p>
      <text:p text:style-name="P1"/>
      <text:p text:style-name="P4"><text:tab/><text:span text:style-name="T17">[f]</text:span><text:span text:style-name="T5">p</text:span><text:span text:style-name="T17"> a<text:tab/><text:tab/><text:tab/><text:tab/>=<text:tab/>(</text:span>∃<text:span text:style-name="T5">p</text:span><text:span text:style-name="T17">f)(a)</text:span></text:p>
      <text:p text:style-name="P1"/>
      <text:p text:style-name="P1"><text:tab/><text:tab/><text:span text:style-name="T20">A probabilistic sub-type, no domain constraints.</text:span></text:p>
      <text:p text:style-name="P1"/>
      <text:p text:style-name="P2"><text:tab/>[<text:span text:style-name="T9">g</text:span>] <text:span text:style-name="T9">b</text:span> ∧ [<text:span text:style-name="T9">f</text:span>]<text:span text:style-name="T2">p</text:span> <text:span text:style-name="T9">a</text:span> <text:tab/><text:tab/><text:tab/>=<text:tab/><text:span text:style-name="T8">(</text:span>∃<text:span text:style-name="T2">p</text:span><text:span text:style-name="T11">f</text:span>{[<text:span text:style-name="T9">g</text:span>] <text:span text:style-name="T9">b</text:span>}<text:span text:style-name="T8">)(a)</text:span></text:p>
      <text:p text:style-name="P1"/>
      <text:p text:style-name="P1"><text:tab/><text:tab/><text:span text:style-name="T20">A probabilistic sub-type with a domain constraint.</text:span></text:p>
      <text:p text:style-name="P1"/>
      <text:p text:style-name="P3"><text:tab/><text:span text:style-name="T21">(</text:span>[<text:span text:style-name="T9">g</text:span>]<text:span text:style-name="T3">p</text:span> <text:span text:style-name="T9">b = p</text:span><text:span text:style-name="T4">b</text:span><text:span text:style-name="T14">)</text:span> ∧ [<text:span text:style-name="T9">f</text:span>]<text:span text:style-name="T2">p</text:span> <text:span text:style-name="T9">a</text:span> <text:tab/><text:tab/>=<text:tab/><text:span text:style-name="T8">f[g → id]</text:span><text:span text:style-name="T3">p</text:span><text:span text:style-name="T8">([b, a], [p</text:span><text:span text:style-name="T4">b</text:span><text:span text:style-name="T11">]</text:span><text:span text:style-name="T8">)</text:span></text:p>
      <text:p text:style-name="P3"/>
      <text:p text:style-name="P3"><text:tab/><text:tab/><text:span text:style-name="T21">A probabilistic sub-type with a probabilistic domain constraint.</text:span></text:p>
      <text:p text:style-name="P3"/>
      <text:p text:style-name="P3"><text:tab/><text:span text:style-name="T21">(</text:span>[<text:span text:style-name="T9">g</text:span><text:span text:style-name="T4">i</text:span>]<text:span text:style-name="T3">p</text:span> <text:span text:style-name="T9">b</text:span><text:span text:style-name="T4">i</text:span><text:span text:style-name="T11"> </text:span><text:span text:style-name="T9">= p</text:span><text:span text:style-name="T4">ib</text:span><text:span text:style-name="T14">)</text:span> ∧ [<text:span text:style-name="T9">f</text:span>]<text:span text:style-name="T2">p</text:span> <text:span text:style-name="T9">a</text:span> <text:tab/><text:tab/>=<text:tab/><text:span text:style-name="T8">f[g</text:span><text:span text:style-name="T3">i</text:span><text:span text:style-name="T8"> → id]</text:span><text:span text:style-name="T3">p</text:span><text:span text:style-name="T8">(b</text:span><text:span text:style-name="T3">i</text:span><text:span text:style-name="T12"> </text:span><text:span text:style-name="T11">+</text:span><text:span text:style-name="T13">+</text:span><text:span text:style-name="T8"> a, p</text:span><text:span text:style-name="T3">i</text:span><text:span text:style-name="T4">b</text:span><text:span text:style-name="T8">)</text:span></text:p>
      <text:p text:style-name="P4"/>
      <text:p text:style-name="P4"><text:tab/><text:tab/><text:span text:style-name="T22">A probabilistic sub-type with multiple probabilistic domain constraints.</text:span></text:p>
      <text:p text:style-name="P4"/>
      <text:p text:style-name="P6"><text:tab/><text:span text:style-name="T21">(</text:span>[<text:span text:style-name="T9">g</text:span><text:span text:style-name="T4">i</text:span>]<text:span text:style-name="T3">p</text:span> <text:span text:style-name="T9">b</text:span><text:span text:style-name="T4">i</text:span><text:span text:style-name="T11"> </text:span><text:span text:style-name="T9">= p</text:span><text:span text:style-name="T4">ib</text:span><text:span text:style-name="T14">)</text:span> ∧ [<text:span text:style-name="T9">f</text:span>]<text:span text:style-name="T2">p</text:span> <text:span text:style-name="T19">[g</text:span><text:span text:style-name="T6">n</text:span><text:span text:style-name="T19">] a</text:span> <text:tab/>=<text:tab/><text:span text:style-name="T8">f[g</text:span><text:span text:style-name="T3">i→n</text:span><text:span text:style-name="T8">]</text:span><text:span text:style-name="T3">p</text:span><text:span text:style-name="T8">(b</text:span><text:span text:style-name="T3">i</text:span><text:span text:style-name="T12"> </text:span><text:span text:style-name="T11">+</text:span><text:span text:style-name="T13">+</text:span><text:span text:style-name="T8"> a, p</text:span><text:span text:style-name="T3">i</text:span><text:span text:style-name="T4">b</text:span><text:span text:style-name="T8">)</text:span></text:p>
      <text:p text:style-name="P6"/>
      <text:p text:style-name="P6"><text:tab/><text:tab/><text:span text:style-name="T22">A probabilistic path expressed as a sub-type.</text:span></text:p>
      <text:p text:style-name="P6"/>
      <text:p text:style-name="P17">This shows that a probabilistic path <text:span text:style-name="T25">defines</text:span> <text:span text:style-name="T23">a sub-set of truth values for </text:span>probabilistic sub-types.<text:line-break/></text:p>
      <text:p text:style-name="P20"><text:span text:style-name="T25">The expression `[g]</text:span><text:span text:style-name="T3">p</text:span><text:span text:style-name="T1"> b = p</text:span><text:span text:style-name="T4">b</text:span><text:span text:style-name="T16">` is interpreted as `(</text:span><text:span text:style-name="T15">[g]</text:span><text:span text:style-name="T3">p</text:span><text:span text:style-name="T15"> b</text:span><text:span text:style-name="T16">)</text:span><text:span text:style-name="T15"> = p</text:span><text:span text:style-name="T4">b</text:span><text:span text:style-name="T16">`. </text:span>When there exists some `p<text:span text:style-name="T2">b</text:span>` such that:</text:p>
      <text:p text:style-name="P19"/>
      <text:p text:style-name="P19"><text:tab/><text:span text:style-name="T1">[g]</text:span><text:span text:style-name="T3">p</text:span><text:span text:style-name="T1"> b = p</text:span><text:span text:style-name="T4">b</text:span></text:p>
      <text:p text:style-name="P6"/>
      <text:p text:style-name="P19">It includes `0`, therefore it is a generalization <text:span text:style-name="T24">of boolean sub-types</text:span>. However, the semantics is different, because no sub-type is defined for `p<text:span text:style-name="T2">b</text:span>`, <text:span text:style-name="T24">while in boolean sub-types the sub-type is greater than zero:</text:span></text:p>
      <text:p text:style-name="P18"/>
      <text:p text:style-name="P18"><text:tab/>[g] b <text:tab/><text:tab/>&lt;=&gt;<text:tab/><text:tab/><text:span text:style-name="T1">[g]</text:span><text:span text:style-name="T3">p</text:span><text:span text:style-name="T1"> b &gt;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7:34:04.945698000</meta:creation-date>
    <dc:date>2019-02-05T18:06:37.183965000</dc:date>
    <meta:editing-duration>PT5M33S</meta:editing-duration>
    <meta:editing-cycles>1</meta:editing-cycles>
    <meta:document-statistic meta:table-count="0" meta:image-count="0" meta:object-count="0" meta:page-count="1" meta:paragraph-count="23" meta:word-count="276" meta:character-count="1638" meta:non-whitespace-character-count="1349"/>
    <meta:generator>LibreOffice/5.1.2.2$MacOSX_X86_64 LibreOffice_project/d3bf12ecb743fc0d20e0be0c58ca359301eb705f</meta:generator>
  </office:meta>
</office:document-meta>
</file>